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0.5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0.9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GMA*1.0</text:p>
          </table:table-cell>
          <table:table-cell/>
          <table:table-cell office:value-type="string" calcext:value-type="string">
            <text:p>SIGMA*1.05</text:p>
          </table:table-cell>
          <table:table-cell/>
          <table:table-cell office:value-type="string" calcext:value-type="string">
            <text:p>SIGMA*1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*1.0</text:p>
          </table:table-cell>
          <table:table-cell office:value-type="string" calcext:value-type="string">
            <text:p>density</text:p>
          </table:table-cell>
          <table:table-cell office:value-type="float" office:value="1.099" calcext:value-type="float">
            <text:p>1.099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004" calcext:value-type="float">
            <text:p>0.9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office:value-type="float" office:value="19.871" calcext:value-type="float">
            <text:p>19.871</text:p>
          </table:table-cell>
          <table:table-cell/>
          <table:table-cell office:value-type="float" office:value="18.4993" calcext:value-type="float">
            <text:p>18.4993</text:p>
          </table:table-cell>
          <table:table-cell/>
          <table:table-cell office:value-type="float" office:value="17.563" calcext:value-type="float">
            <text:p>17.563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office:value-type="float" office:value="-6.496" calcext:value-type="float">
            <text:p>-6.496</text:p>
          </table:table-cell>
          <table:table-cell/>
          <table:table-cell table:style-name="ce2" table:formula="of:=(-16.87626+12.96885)-(-12.97207+21.84841)" office:value-type="float" office:value="-12.78375" calcext:value-type="float">
            <text:p>-12.78375</text:p>
          </table:table-cell>
          <table:table-cell/>
          <table:table-cell table:style-name="ce5" table:formula="of:=(-16.87626+12.96885)-(-12.80867+37.86911)" office:value-type="float" office:value="-28.96785" calcext:value-type="float">
            <text:p>-28.96785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EPSILON*1.05</text:p>
          </table:table-cell>
          <table:table-cell office:value-type="string" calcext:value-type="string">
            <text:p>density</text:p>
          </table:table-cell>
          <table:table-cell table:style-name="ce2" office:value-type="float" office:value="1.093" calcext:value-type="float">
            <text:p>1.093</text:p>
          </table:table-cell>
          <table:table-cell/>
          <table:table-cell office:value-type="float" office:value="0.9973" calcext:value-type="float">
            <text:p>0.9973</text:p>
          </table:table-cell>
          <table:table-cell/>
          <table:table-cell office:value-type="float" office:value="0.9068" calcext:value-type="float">
            <text:p>0.9068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table:style-name="ce2" office:value-type="float" office:value="20.19" calcext:value-type="float">
            <text:p>20.19</text:p>
          </table:table-cell>
          <table:table-cell/>
          <table:table-cell office:value-type="float" office:value="18.8933" calcext:value-type="float">
            <text:p>18.8933</text:p>
          </table:table-cell>
          <table:table-cell/>
          <table:table-cell office:value-type="float" office:value="18.0134" calcext:value-type="float">
            <text:p>18.0134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table:style-name="ce2" table:formula="of:=(-19.9386+15.02058)-(-13.1343+11.98497)" office:value-type="float" office:value="-3.76869" calcext:value-type="float">
            <text:p>-3.76869</text:p>
          </table:table-cell>
          <table:table-cell/>
          <table:table-cell table:style-name="ce2" table:formula="of:=(-16.87626+12.96885)-(-12.97207+22.75992)" office:value-type="float" office:value="-13.69526" calcext:value-type="float">
            <text:p>-13.69526</text:p>
          </table:table-cell>
          <table:table-cell/>
          <table:table-cell table:style-name="ce5" table:formula="of:=(-16.87626+12.96885)-(-12.97207+39.33221)" office:value-type="float" office:value="-30.26755" calcext:value-type="float">
            <text:p>-30.267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PSILON*1.10</text:p>
          </table:table-cell>
          <table:table-cell office:value-type="string" calcext:value-type="string">
            <text:p>density</text:p>
          </table:table-cell>
          <table:table-cell table:style-name="ce2" office:value-type="float" office:value="1.099" calcext:value-type="float">
            <text:p>1.099</text:p>
          </table:table-cell>
          <table:table-cell/>
          <table:table-cell table:style-name="ce2" office:value-type="float" office:value="0.9951" calcext:value-type="float">
            <text:p>0.9951</text:p>
          </table:table-cell>
          <table:table-cell/>
          <table:table-cell table:style-name="ce2" office:value-type="float" office:value="0.8999" calcext:value-type="float">
            <text:p>0.89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table:style-name="ce2" office:value-type="float" office:value="20.604" calcext:value-type="float">
            <text:p>20.604</text:p>
          </table:table-cell>
          <table:table-cell/>
          <table:table-cell table:style-name="ce2" office:value-type="float" office:value="18.3849" calcext:value-type="float">
            <text:p>18.3849</text:p>
          </table:table-cell>
          <table:table-cell/>
          <table:table-cell table:style-name="ce2" office:value-type="float" office:value="17.67194" calcext:value-type="float">
            <text:p>17.671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table:style-name="ce2" table:formula="of:=(-19.81878+15.4574)-(-13.12671+12.50767)" office:value-type="float" office:value="-3.74234" calcext:value-type="float">
            <text:p>-3.74234</text:p>
          </table:table-cell>
          <table:table-cell/>
          <table:table-cell table:style-name="ce2" office:value-type="float" office:value="-14.03508" calcext:value-type="float">
            <text:p>-14.03508</text:p>
          </table:table-cell>
          <table:table-cell/>
          <table:table-cell table:style-name="ce2" office:value-type="float" office:value="-32.66905" calcext:value-type="float">
            <text:p>-32.66905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Experimental compariso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density</text:p>
          </table:table-cell>
          <table:table-cell table:style-name="ce4" office:value-type="float" office:value="1.073" calcext:value-type="float">
            <text:p>1.07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DeltaH</text:p>
          </table:table-cell>
          <table:table-cell table:style-name="ce4" office:value-type="float" office:value="13.75" calcext:value-type="float">
            <text:p>13.7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DeltaG</text:p>
          </table:table-cell>
          <table:table-cell table:style-name="ce4" office:value-type="float" office:value="-6.6" calcext:value-type="float">
            <text:p>-6.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6:03:03.673171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4:13:11.642813341</meta:creation-date>
    <dc:date>2015-07-20T10:04:05.898149330</dc:date>
    <meta:editing-duration>P6DT17H29M30S</meta:editing-duration>
    <meta:editing-cycles>18</meta:editing-cycles>
    <meta:generator>LibreOffice/4.3.7.2$Linux_X86_64 LibreOffice_project/430$Build-2</meta:generator>
    <meta:document-statistic meta:table-count="1" meta:cell-count="49" meta:object-count="0"/>
  </office:meta>
</office:document-meta>
</file>